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5cf01" officeooo:paragraph-rsid="0015cf01"/>
    </style:style>
    <style:style style:name="P2" style:family="paragraph" style:parent-style-name="Standard">
      <style:text-properties officeooo:rsid="001609cd" officeooo:paragraph-rsid="001609cd"/>
    </style:style>
    <style:style style:name="P3" style:family="paragraph" style:parent-style-name="Standard">
      <style:text-properties officeooo:rsid="0017920d" officeooo:paragraph-rsid="0017920d"/>
    </style:style>
    <style:style style:name="P4" style:family="paragraph" style:parent-style-name="Standard">
      <style:text-properties officeooo:rsid="0017920d" officeooo:paragraph-rsid="00187a6e"/>
    </style:style>
    <style:style style:name="P5" style:family="paragraph" style:parent-style-name="Standard">
      <style:text-properties officeooo:rsid="0017920d" officeooo:paragraph-rsid="001a7dea"/>
    </style:style>
    <style:style style:name="P6" style:family="paragraph" style:parent-style-name="Standard">
      <style:text-properties officeooo:rsid="0017920d" officeooo:paragraph-rsid="0020ceba"/>
    </style:style>
    <style:style style:name="P7" style:family="paragraph" style:parent-style-name="Standard">
      <style:text-properties officeooo:rsid="0017920d" officeooo:paragraph-rsid="00277207"/>
    </style:style>
    <style:style style:name="P8" style:family="paragraph" style:parent-style-name="Standard">
      <style:text-properties officeooo:rsid="0017920d" officeooo:paragraph-rsid="001d521b"/>
    </style:style>
    <style:style style:name="P9" style:family="paragraph" style:parent-style-name="Standard">
      <style:text-properties officeooo:rsid="00212248" officeooo:paragraph-rsid="00212248"/>
    </style:style>
    <style:style style:name="P10" style:family="paragraph" style:parent-style-name="Standard">
      <style:text-properties officeooo:rsid="00230d1f" officeooo:paragraph-rsid="00230d1f"/>
    </style:style>
    <style:style style:name="P11" style:family="paragraph" style:parent-style-name="Standard">
      <style:text-properties officeooo:rsid="0023c79c" officeooo:paragraph-rsid="0023c79c"/>
    </style:style>
    <style:style style:name="P12" style:family="paragraph" style:parent-style-name="Standard">
      <style:text-properties officeooo:rsid="0024ce27" officeooo:paragraph-rsid="0024ce27"/>
    </style:style>
    <style:style style:name="P13" style:family="paragraph" style:parent-style-name="Standard">
      <style:text-properties officeooo:rsid="00253c48" officeooo:paragraph-rsid="00253c48"/>
    </style:style>
    <style:style style:name="P14" style:family="paragraph" style:parent-style-name="Standard">
      <style:text-properties officeooo:rsid="001e9bc2" officeooo:paragraph-rsid="00277207"/>
    </style:style>
    <style:style style:name="P15" style:family="paragraph" style:parent-style-name="Standard">
      <style:text-properties officeooo:rsid="0029883b" officeooo:paragraph-rsid="0029883b"/>
    </style:style>
    <style:style style:name="P16" style:family="paragraph" style:parent-style-name="Standard">
      <style:text-properties officeooo:paragraph-rsid="0029883b"/>
    </style:style>
    <style:style style:name="P17" style:family="paragraph" style:parent-style-name="Standard">
      <style:text-properties officeooo:rsid="002b063d" officeooo:paragraph-rsid="002b063d"/>
    </style:style>
    <style:style style:name="P18" style:family="paragraph" style:parent-style-name="Standard">
      <style:paragraph-properties fo:break-before="page"/>
      <style:text-properties officeooo:rsid="0029883b" officeooo:paragraph-rsid="0029883b"/>
    </style:style>
    <style:style style:name="P19" style:family="paragraph" style:parent-style-name="Standard">
      <style:text-properties officeooo:rsid="0029883b" officeooo:paragraph-rsid="0029883b"/>
    </style:style>
    <style:style style:name="P20" style:family="paragraph" style:parent-style-name="Standard">
      <style:text-properties officeooo:rsid="002d6abd" officeooo:paragraph-rsid="002d6abd" fo:background-color="#ff3333"/>
    </style:style>
    <style:style style:name="P21" style:family="paragraph" style:parent-style-name="Standard">
      <style:text-properties officeooo:rsid="002d6abd" officeooo:paragraph-rsid="002d6abd" fo:background-color="transparent"/>
    </style:style>
    <style:style style:name="P22" style:family="paragraph" style:parent-style-name="Standard">
      <style:text-properties officeooo:rsid="002f177a" officeooo:paragraph-rsid="002f177a"/>
    </style:style>
    <style:style style:name="T1" style:family="text">
      <style:text-properties officeooo:rsid="00187a6e"/>
    </style:style>
    <style:style style:name="T2" style:family="text">
      <style:text-properties officeooo:rsid="0018ad15"/>
    </style:style>
    <style:style style:name="T3" style:family="text">
      <style:text-properties officeooo:rsid="001a7dea"/>
    </style:style>
    <style:style style:name="T4" style:family="text">
      <style:text-properties officeooo:rsid="001a9979"/>
    </style:style>
    <style:style style:name="T5" style:family="text">
      <style:text-properties officeooo:rsid="001e9bc2"/>
    </style:style>
    <style:style style:name="T6" style:family="text">
      <style:text-properties officeooo:rsid="001f1422"/>
    </style:style>
    <style:style style:name="T7" style:family="text">
      <style:text-properties officeooo:rsid="0020ceba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officeooo:rsid="001e9bc2" fo:background-color="transparent" loext:char-shading-value="0"/>
    </style:style>
    <style:style style:name="T10" style:family="text">
      <style:text-properties officeooo:rsid="0021d28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hibitionFlag: Flag ob es eine stem oder umbrella cell ist ?</text:p>
      <text:p text:style-name="P1"/>
      <text:p text:style-name="P1"/>
      <text:p text:style-name="P2">GGH simulation: <text:span text:style-name="T6">Unterschied zwischen </text:span>generalized cells or fields? <text:span text:style-name="T6">Was benutzen wir?</text:span></text:p>
      <text:p text:style-name="P3"/>
      <text:p text:style-name="P3"/>
      <text:p text:style-name="P3">Intro CC3D: <text:tab/>-The effective energy mixes true energies, such as cell adhesion with terms that <text:tab/><text:tab/><text:tab/> <text:s/><text:span text:style-name="T8">mimic</text:span> energies?</text:p>
      <text:p text:style-name="P7"><text:tab/><text:tab/></text:p>
      <text:p text:style-name="P7"><text:tab/><text:tab/>- <text:span text:style-name="T1">boundary energie?</text:span></text:p>
      <text:p text:style-name="P4"><text:tab/></text:p>
      <text:p text:style-name="P4"><text:tab/><text:tab/>- <text:span text:style-name="T1">constraint erngy?</text:span></text:p>
      <text:p text:style-name="P4"/>
      <text:p text:style-name="P4"><text:tab/><text:tab/>- <text:span text:style-name="T2">the cell lattice need to satisfy the constraint at any give time</text:span></text:p>
      <text:p text:style-name="P4"/>
      <text:p text:style-name="P4"><text:tab/><text:tab/>- <text:span text:style-name="T2">do we have a volume constraint?</text:span></text:p>
      <text:p text:style-name="P5"/>
      <text:p text:style-name="P5"><text:tab/><text:tab/>- <text:span text:style-name="T3">copy cell indices between neighboring pixels → modified Metropolis dynamics</text:span></text:p>
      <text:p text:style-name="P4"/>
      <text:p text:style-name="P4"><text:tab/><text:tab/>- <text:span text:style-name="T4">chapter 3.3</text:span></text:p>
      <text:p text:style-name="P8"/>
      <text:p text:style-name="P7"><text:tab/><text:tab/>- <text:s/><text:span text:style-name="T5">Multi-cell simulations are useful to </text:span><text:span text:style-name="T9">interpolate</text:span><text:span text:style-name="T5"> between single-cell and continuum-</text:span></text:p>
      <text:p text:style-name="P14"><text:tab/><text:tab/><text:tab/>tissue extremes because cells provide a natural level of abstraction for <text:tab/><text:tab/><text:tab/><text:tab/>simulation of tissues</text:p>
      <text:p text:style-name="P6"/>
      <text:p text:style-name="P6"><text:tab/><text:tab/>-<text:span text:style-name="T7">Auxiliary equations describe cells’ absorption (Aufnahme) and secretion (Auswurf) <text:tab/><text:tab/>of chemical diffusants and extracellular materials (i.e., their interactions with fields), <text:tab/><text:tab/>state changes within cells, mitosis, and cell death</text:span></text:p>
      <text:p text:style-name="P9"/>
      <text:p text:style-name="P9"><text:tab/><text:tab/>- chapter 3 → lattice site (green mark)</text:p>
      <text:p text:style-name="P9"/>
      <text:p text:style-name="P9"><text:tab/><text:tab/>- rule out most sophisticated PDE</text:p>
      <text:p text:style-name="P4"/>
      <text:p text:style-name="P4"><text:tab/><text:tab/>- <text:span text:style-name="T10">Formeln ab 3.1</text:span></text:p>
      <text:p text:style-name="P4"/>
      <text:p text:style-name="P4"/>
      <text:p text:style-name="P10">Unterschied zwischen step und modurostep function</text:p>
      <text:p text:style-name="P10"/>
      <text:p text:style-name="P11"/>
      <text:p text:style-name="P11">python unterschied zwischen __bla und _bla</text:p>
      <text:p text:style-name="P11"/>
      <text:p text:style-name="P12"/>
      <text:p text:style-name="P12">marker – labelling cells</text:p>
      <text:p text:style-name="P12"/>
      <text:p text:style-name="P12"/>
      <text:p text:style-name="P12">für was braucht man die turnover time</text:p>
      <text:p text:style-name="P12"/>
      <text:p text:style-name="P13"/>
      <text:p text:style-name="P13">Moduro-Report: 2 &amp; 5 → Validation - fitness functions</text:p>
      <text:p text:style-name="P4"/>
      <text:p text:style-name="P18">was sind condensing cells</text:p>
      <text:p text:style-name="P15"/>
      <text:p text:style-name="P15"/>
      <text:p text:style-name="P15">was ist im CellDict</text:p>
      <text:p text:style-name="P15"/>
      <text:p text:style-name="P15"/>
      <text:p text:style-name="P15">was ist necrosis</text:p>
      <text:p text:style-name="P15"/>
      <text:p text:style-name="P15"/>
      <text:p text:style-name="P15">Mitosis, wer wird Parent und wer Child</text:p>
      <text:p text:style-name="P15"/>
      <text:p text:style-name="P15"/>
      <text:p text:style-name="P15">Warum werden beide Zellen bei Mitosis geboren(cellLifeCycleBirth)</text:p>
      <text:p text:style-name="P16"/>
      <text:p text:style-name="P16"/>
      <text:p text:style-name="P17">CellType Medium?</text:p>
      <text:p text:style-name="P15"/>
      <text:p text:style-name="P15"/>
      <text:p text:style-name="P20">Was macht _initModel / _createEnergyMatrix</text:p>
      <text:p text:style-name="P21"><text:tab/>→warum ist es in *********Da und ********Ua, die simulation startet auch ohne die <text:tab/><text:tab/>funktion</text:p>
      <text:p text:style-name="P15"/>
      <text:p text:style-name="P22">createCellTypes<text:tab/>→ was passiert da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3:25:21.778482853</meta:creation-date>
    <dc:date>2017-12-08T17:48:04.502438509</dc:date>
    <meta:editing-duration>PT10H9M57S</meta:editing-duration>
    <meta:editing-cycles>6</meta:editing-cycles>
    <meta:generator>LibreOffice/5.1.6.2$Linux_X86_64 LibreOffice_project/10m0$Build-2</meta:generator>
    <meta:print-date>2017-12-05T08:44:41.033938432</meta:print-date>
    <meta:document-statistic meta:table-count="0" meta:image-count="0" meta:object-count="0" meta:page-count="2" meta:paragraph-count="31" meta:word-count="232" meta:character-count="1566" meta:non-whitespace-character-count="1316"/>
  </office:meta>
</office:document-meta>
</file>